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20pt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 text:c="3"/>INITIAL/NewTick <text:s text:c="8"/>Beschleunigen (vmax=5) <text:s text:c="3"/>Bremsen</text:p>
      <text:p text:style-name="P1"><text:s text:c="3"/>12345678901234567890 <text:s text:c="3"/>12345678901234567890 <text:s text:c="5"/>12345678901234567890</text:p>
      <text:p text:style-name="P1"><text:s text:c="3"/>A----B---C---D-E---- <text:s text:c="3"/>A----B---C---D-E---- <text:s text:c="5"/>A----B---C---D-E----</text:p>
      <text:p text:style-name="P2"><text:s text:c="3"/>5----4---2---1-1---- <text:s text:c="3"/>5----5---3---2-2---- <text:s text:c="5"/>4----3---3---1-2----</text:p>
      <text:p text:style-name="P2"><text:s text:c="3"/>-------------------- <text:s text:c="3"/>=----&gt;---&gt;---&gt;-&gt;---- <text:s text:c="5"/>&lt;----&lt;---&gt;---&lt;-&gt;----</text:p>
      <text:p text:style-name="P2"><text:s text:c="3"/>-------------------- <text:s text:c="3"/>-------------------- <text:s text:c="5"/>--------------------</text:p>
      <text:p text:style-name="P1"/>
      <text:p text:style-name="P1"/>
      <text:p text:style-name="P1"/>
      <text:p text:style-name="P1"/>
      <text:p text:style-name="P1"><text:s text:c="3"/>Trödeln (p=1/3) <text:s text:c="8"/>Fahren <text:s text:c="19"/>NewTick</text:p>
      <text:p text:style-name="P1"><text:s text:c="3"/>12345678901234567890 <text:s text:c="3"/>12345678901234567890 <text:s text:c="5"/>12345678901234567890</text:p>
      <text:p text:style-name="P1"><text:s text:c="3"/>A----B---C---D-E---- <text:s text:c="3"/>----A---B---CD--E--- <text:s text:c="5"/>----A---B---CD--E---</text:p>
      <text:p text:style-name="P2"><text:s text:c="3"/>4----3---3---0-1---- <text:s text:c="3"/>----4---3---30--1--- <text:s text:c="5"/>----4---3---30--1---</text:p>
      <text:p text:style-name="P2"><text:s text:c="3"/>&lt;----&lt;---&gt;---=-&lt;---- <text:s text:c="3"/>----&lt;---&lt;---&gt;=--&lt;--- <text:s text:c="5"/>--------------------</text:p>
      <text:p text:style-name="P2"><text:s text:c="3"/>-------------------- <text:s text:c="3"/>-------------------- <text:s text:c="5"/>--------------------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7T15:10:18.35</dc:date>
    <dc:creator>Daniel Fritsch</dc:creator>
    <meta:editing-duration>PT30M53S</meta:editing-duration>
    <meta:editing-cycles>28</meta:editing-cycles>
    <meta:generator>OpenOffice/4.1.2$Win32 OpenOffice.org_project/412m3$Build-9782</meta:generator>
    <meta:document-statistic meta:table-count="0" meta:image-count="0" meta:object-count="0" meta:page-count="1" meta:paragraph-count="12" meta:word-count="91" meta:character-count="850"/>
  </office:meta>
</office:document-meta>
</file>